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9.77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 style:data-style-name="N37">
      <style:table-cell-properties fo:background-color="#ff8080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0pt" style:font-size-asian="10pt" style:font-size-complex="1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9900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style:font-name="Liberation Sans" fo:font-size="10pt" style:font-name-asian="Noto Sans CJK SC Regular" style:font-size-asian="10pt" style:font-name-complex="FreeSans" style:font-size-complex="10pt"/>
    </style:style>
    <style:style style:name="ce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8080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3333" style:text-align-source="fix" style:repeat-content="false" fo:wrap-option="wrap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eeeeee" fo:border="0.74pt solid #000000" style:shadow="none"/>
    </style:style>
    <style:style style:name="ce16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7" style:family="table-cell" style:parent-style-name="Default">
      <style:table-cell-properties fo:background-color="#ffffff" fo:wrap-option="wrap" fo:border="0.74pt solid #000000" style:vertical-align="top"/>
    </style:style>
    <style:style style:name="ce18" style:family="table-cell" style:parent-style-name="Default">
      <style:table-cell-properties fo:background-color="#ffffff" fo:wrap-option="wrap" fo:border="0.74pt solid #000000" style:vertical-align="top"/>
      <style:text-properties fo:color="#ff9900"/>
    </style:style>
    <style:style style:name="ce19" style:family="table-cell" style:parent-style-name="Default">
      <style:table-cell-properties fo:background-color="#ffffff" fo:wrap-option="wrap" fo:border="0.74pt solid #000000" style:vertical-align="middle"/>
      <style:text-properties fo:color="#ff3333"/>
    </style:style>
    <style:style style:name="ce20" style:family="table-cell" style:parent-style-name="Default">
      <style:table-cell-properties fo:background-color="#ff8080" fo:wrap-option="wrap" fo:border="0.74pt solid #000000" style:vertical-align="top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Problema/Alteração</text:p>
          </table:table-cell>
          <table:table-cell table:style-name="ce15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table:style-name="ce7" office:value-type="string" calcext:value-type="string">
            <text:p>Comparação com o código original, pois o código que está na máquina/git hub parece ter sido alterado</text:p>
          </table:table-cell>
          <table:table-cell table:style-name="ce16" office:value-type="string" calcext:value-type="string">
            <text:p>Da main, o código está igual, só a parte comentada está trocada.</text:p>
          </table:table-cell>
          <table:table-cell/>
          <table:table-cell table:style-name="ce21"/>
          <table:table-cell table:style-name="ce25" office:value-type="string" calcext:value-type="string">
            <text:p>Corrigidos/prontos</text:p>
          </table:table-cell>
        </table:table-row>
        <table:table-row table:style-name="ro3">
          <table:covered-table-cell table:style-name="ce3"/>
          <table:table-cell table:style-name="ce7" office:value-type="string" calcext:value-type="string">
            <text:p>Falta de padronização no código</text:p>
          </table:table-cell>
          <table:table-cell table:style-name="ce16"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22"/>
          <table:table-cell table:style-name="ce25" office:value-type="string" calcext:value-type="string">
            <text:p>Não corrigido/pronto</text:p>
          </table:table-cell>
        </table:table-row>
        <table:table-row table:style-name="ro4">
          <table:covered-table-cell table:style-name="ce3"/>
          <table:table-cell table:style-name="ce8" office:value-type="string" calcext:value-type="string">
            <text:p>Funções chamadas mais de uma vez na main, sem necessidade aparente</text:p>
          </table:table-cell>
          <table:table-cell table:style-name="ce17"/>
          <table:table-cell/>
          <table:table-cell table:style-name="ce23"/>
          <table:table-cell table:style-name="ce25" office:value-type="string" calcext:value-type="string">
            <text:p>Solução provisória</text:p>
          </table:table-cell>
        </table:table-row>
        <table:table-row table:style-name="ro4">
          <table:covered-table-cell table:style-name="ce3"/>
          <table:table-cell table:style-name="ce8" office:value-type="string" calcext:value-type="string">
            <text:p>Método getPositiveAngle retorna 360 quando o ângulo é 0. Deveria agir dessa forma?</text:p>
          </table:table-cell>
          <table:table-cell table:style-name="ce17"/>
          <table:table-cell/>
          <table:table-cell table:style-name="ce24"/>
          <table:table-cell/>
        </table:table-row>
        <table:table-row table:style-name="ro4">
          <table:covered-table-cell table:style-name="ce3"/>
          <table:table-cell table:style-name="ce8" office:value-type="string" calcext:value-type="string">
            <text:p>Comentários estranhos retirados</text:p>
          </table:table-cell>
          <table:table-cell table:style-name="ce17"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Métodos fillNodesPauseTimes, fillNodesSpeeds, fillNodesAngles, fillNodes* possuem uma variável aux bem estranha</text:p>
          </table:table-cell>
          <table:table-cell table:style-name="ce16"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3">
          <table:covered-table-cell table:style-name="ce3"/>
          <table:table-cell table:style-name="ce7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6"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 speed_angle_rate tem uma variável MAX que aparentemente não é usada para nada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s getAverageNotZero e getStdNotZero podem conter divisão por zero</text:p>
          </table:table-cell>
          <table:table-cell table:style-name="ce17"/>
          <table:table-cell table:number-columns-repeated="3"/>
        </table:table-row>
        <table:table-row table:style-name="ro5">
          <table:covered-table-cell table:style-name="ce3"/>
          <table:table-cell table:style-name="ce8" office:value-type="string" calcext:value-type="string">
            <text:p>Uso de float ao invés de double</text:p>
          </table:table-cell>
          <table:table-cell table:style-name="ce17"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8" office:value-type="string" calcext:value-type="string">
            <text:p>Método getLength: é necessário a variável k? Não é possível fazer apenas com a cont?</text:p>
          </table:table-cell>
          <table:table-cell table:style-name="ce17"/>
          <table:table-cell table:number-columns-repeated="3"/>
        </table:table-row>
        <table:table-row table:style-name="ro6">
          <table:covered-table-cell table:style-name="ce3"/>
          <table:table-cell table:style-name="ce8" office:value-type="string" calcext:value-type="string">
            <text:p>Método printSingleTrace usa PI, porém não a constante definida em misc.h. Tem mais casas decimais que a constante</text:p>
          </table:table-cell>
          <table:table-cell table:style-name="ce17"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Método start_new_movement tem um casting estranho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pdate_stationary_state: if inutil. Se t for 0 ele faz a mesma coisa que vai fazer dps do if.</text:p>
          </table:table-cell>
          <table:table-cell table:style-name="ce17"/>
          <table:table-cell table:number-columns-repeated="3"/>
        </table:table-row>
        <table:table-row table:style-name="ro2">
          <table:covered-table-cell table:style-name="ce3"/>
          <table:table-cell table:style-name="ce8"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table:style-name="ce17"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pdate_move_state: tem a explicação de um bug que ocorre na funçã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Muitos warnings na compilação</text:p>
          </table:table-cell>
          <table:table-cell table:style-name="ce18" office:value-type="string" calcext:value-type="string">
            <text:p>Consertados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Aparentemente as funções is_at_previous_position e is_at_destination nunca são usadas.</text:p>
          </table:table-cell>
          <table:table-cell table:style-name="ce17"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node_is_stationary: <text:s/>é um método de verificação, mas atribuições ocorrem nele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table:style-name="ce16"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16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table-cell table:style-name="ce2" office:value-type="date" office:date-value="2016-09-21" calcext:value-type="date" table:number-columns-spanned="1" table:number-rows-spanned="5">
            <text:p>21/09/16</text:p>
          </table:table-cell>
          <table:table-cell table:style-name="ce7" office:value-type="string" calcext:value-type="string">
            <text:p>cal_node_degree e cal_static_degree: cast desnecessário na divisão</text:p>
          </table:table-cell>
          <table:table-cell table:style-name="ce19" office:value-type="string" calcext:value-type="string">
            <text:p>Retirado o cast do numerador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0" office:value-type="string" calcext:value-type="string">
            <text:p>cal_node_degree e cal_static_degree: Se não fosse possível abrir o arquivo, a função continuava da mesma forma</text:p>
          </table:table-cell>
          <table:table-cell table:style-name="ce19" office:value-type="string" calcext:value-type="string">
            <text:p>Adicionado um return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11" office:value-type="string" calcext:value-type="string">
            <text:p>degree_of_temporal_dependence: Tem em vários lugares “t + 50”. O que é esse 50? Por que 50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degree_of_temporal_dependence: Tem um if comentado “Always true”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7" office:value-type="string" calcext:value-type="string">
            <text:p>improved_degree_of_temporal_dependence e degree_of_spatial_dependence: variavel cor3 era inicializada duas vezes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09-26" calcext:value-type="date" table:number-columns-spanned="1" table:number-rows-spanned="9">
            <text:p>26/09/16</text:p>
          </table:table-cell>
          <table:table-cell table:style-name="ce8" office:value-type="string" calcext:value-type="string">
            <text:p>improved_degree_of_spatial_dependence(): Tem uma estrutura do tipo “if condição1 { if condição2 else x } else x” em if (is_stopped(i, t) || is_stopped(j, t)). É necessário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high_improved_degree_of_spatial_dependence(): Tem um comentário com um TOD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ompute_mean_basic_temporal_correlation(int i, int t): comentários pergunta se o vetor que está sendo usado já foi preenchid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9" office:value-type="string" calcext:value-type="string">
            <text:p>positionDensityVariance(): é do tipo float, mas não tem return</text:p>
          </table:table-cell>
          <table:table-cell table:style-name="ce18" office:value-type="string" calcext:value-type="string">
            <text:p>*Adicionado return de uma variável que é calculada na função. Verificar o que é PDV</text:p>
          </table:table-cell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<text:span text:style-name="T1">DIFERENÇA </text:span>print_distance_between_nodes(): troca de % por %% no printf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average_coverage(): não é possível trocar o count += 1 por um count++ no for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stop_trip(): comparação float == 0.0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equal_or_almost_equal(): função que compara float com erro de precisão estátic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createIdentityVector() não faz nada!</text:p>
          </table:table-cell>
          <table:table-cell table:style-name="ce17"/>
          <table:table-cell table:number-columns-repeated="3"/>
        </table:table-row>
        <table:table-row table:style-name="ro7">
          <table:table-cell table:style-name="ce2" office:value-type="date" office:date-value="2016-10-07" calcext:value-type="date" table:number-columns-spanned="1" table:number-rows-spanned="3">
            <text:p>07/10/16</text:p>
          </table:table-cell>
          <table:table-cell table:style-name="ce8" office:value-type="string" calcext:value-type="string">
            <text:p>Após problemas para conseguir executar o programa, foi decidido usar os scripts prontos. Ao serem executados, geram todos os arquivos necessários. Porém, há falha de segmentação ocorrendo eventualmente.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Iniciada comparação com código que a Mariana havia alterado.</text:p>
          </table:table-cell>
          <table:table-cell table:style-name="ce17" office:value-type="string" calcext:value-type="string">
            <text:p>Há alguns comentários a mais nas funções que estão sendo adicionados também ao atual código</text:p>
          </table:table-cell>
          <table:table-cell table:number-columns-repeated="3"/>
        </table:table-row>
        <table:table-row table:style-name="ro8">
          <table:covered-table-cell table:style-name="ce3"/>
          <table:table-cell table:style-name="ce8" office:value-type="string" calcext:value-type="string">
            <text:p>Problema com a quantidade de memória usada</text:p>
          </table:table-cell>
          <table:table-cell table:style-name="ce17" office:value-type="string" calcext:value-type="string">
            <text:p>./TraceAnalyzer /home/uffs/Documents/Research/Joao/TraceAnalyzer/scripts/output/MAN/NS2/MAN_d900_n100_x1000_y1000_u10_v10_q6_t0.5_c0.1_m6_e2_s1.045_p0.1_o0_0.ns_movements 100 0 1000 1000</text:p>
          </table:table-cell>
          <table:table-cell table:number-columns-repeated="3"/>
        </table:table-row>
        <table:table-row table:style-name="ro4">
          <table:table-cell table:style-name="ce4" office:value-type="date" office:date-value="2016-10-10" calcext:value-type="date" table:number-columns-spanned="1" table:number-rows-spanned="6">
            <text:p>10/10/16</text:p>
          </table:table-cell>
          <table:table-cell table:style-name="ce12" office:value-type="string" calcext:value-type="string">
            <text:p>Devido ao problema acima, foi escolhido fazer um reboot do programa.</text:p>
          </table:table-cell>
          <table:table-cell table:style-name="ce20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*Decimal no python: muito preciso, diminui as chances de erro de precisão como havia anteriormente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read_trace: *# são comentários? É só ignorar? *god é para ignorar? *é possível ter outra coisa que não X_ e Y_ no _node(i)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Optado por guardar como string os valores decimais, pois a comparação é mais rapida. (A estrutura que guarda os nodos vai ser um vetor de maps)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id e time são necessários na estrutura data?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---Começo da read_trace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10-14" calcext:value-type="date" table:number-columns-spanned="1" table:number-rows-spanned="5">
            <text:p>14/10/16</text:p>
          </table:table-cell>
          <table:table-cell table:style-name="ce8" office:value-type="string" calcext:value-type="string">
            <text:p>Mais tempo dedicado a iniciação científica, agora sextas a tarde também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Função get_angle só tem precisão de duas casas decimais</text:p>
          </table:table-cell>
          <table:table-cell table:style-name="ce17"/>
          <table:table-cell table:number-columns-repeated="3"/>
        </table:table-row>
        <table:table-row table:style-name="ro7">
          <table:covered-table-cell table:style-name="ce3"/>
          <table:table-cell table:style-name="ce8" office:value-type="string" calcext:value-type="string">
            <text:p>Terminada a função de leitura. A estrutura data ainda não está bem definida, pois acredito que algumas informações que estão sendo guardadas são desnecessárias (pois podemos obtelas de outras formas)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Usar tempo como string na indexação dos vetores/matrizes é legal? *Mostrar sobrescrita dos valores na matriz que acontecem no código antigo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3"/>
          <table:table-cell table:style-name="ce8" office:value-type="string" calcext:value-type="string">
            <text:p>O que/como exatamente deverá ser feito?</text:p>
          </table:table-cell>
          <table:table-cell table:style-name="ce17"/>
          <table:table-cell table:number-columns-repeated="3"/>
        </table:table-row>
        <table:table-row table:style-name="ro4">
          <table:table-cell table:style-name="ce2" office:value-type="date" office:date-value="2016-10-17" calcext:value-type="date" table:number-columns-spanned="1" table:number-rows-spanned="2">
            <text:p>17/10/16</text:p>
          </table:table-cell>
          <table:table-cell table:style-name="ce13" office:value-type="string" calcext:value-type="string">
            <text:p>Erro enorme na leitura. O id do vetor não corresponde ao id guardado pela informação: trace[id][time] = outroid, time, x, y, nx, ny</text:p>
          </table:table-cell>
          <table:table-cell table:style-name="ce17"/>
          <table:table-cell table:number-columns-repeated="3"/>
        </table:table-row>
        <table:table-row table:style-name="ro4">
          <table:covered-table-cell table:style-name="ce5"/>
          <table:table-cell table:style-name="ce8" office:value-type="string" calcext:value-type="string">
            <text:p>Era só usada a parte inteira do tempo, isso fazia com que o código ficasse mais simples. </text:p>
          </table:table-cell>
          <table:table-cell table:style-name="ce17"/>
          <table:table-cell table:number-columns-repeated="3"/>
        </table:table-row>
        <table:table-row table:style-name="ro4" table:number-rows-repeated="2">
          <table:table-cell table:style-name="ce3"/>
          <table:table-cell table:style-name="ce8"/>
          <table:table-cell table:style-name="ce17"/>
          <table:table-cell table:number-columns-repeated="3"/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4:58:34.760449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10-17T18:55:02.089016345</dc:date>
    <meta:editing-duration>PT7H10M10S</meta:editing-duration>
    <meta:editing-cycles>14</meta:editing-cycles>
    <meta:generator>LibreOffice/5.1.4.2$Linux_X86_64 LibreOffice_project/10m0$Build-2</meta:generator>
    <meta:document-statistic meta:table-count="1" meta:cell-count="81" meta:object-count="0"/>
  </office:meta>
</office:document-meta>
</file>